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807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807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807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807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807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807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807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807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807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807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807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807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807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807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807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807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807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Yulianny del Valle Gil Torr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/9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4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ileen Ivonne Torres V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23249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7.16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71" meta:non-whitespace-character-count="1002"/>
    <meta:template xlink:type="simple" xlink:actuate="onRequest" xlink:title="Normal" xlink:href=""/>
  </office:meta>
</office:document-meta>
</file>